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ueZipPollerEndpoint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process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ueZipPollerEndpoint.pollFile( final File a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rueZipPollerEndpoint.po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vali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ueZipPollerEndpoint.isRecur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isAutoCreate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createLoc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processFile( File a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ueZipPollerEndpoint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ueZipPollerEndpoint.setLockManager( LockManager lock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setDeleteFile( boolean dele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isDele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TrueZipPoll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ueZipPollerEndpoint.setAutoCreateDirectory( boolean autoCreat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TrueZipPoll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pollFileOrDirectory( File fileOrDirectory , boolean process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ueZipPollerEndpoint.processFileAndDelete( File a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ueZipPoll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TrueZipPoll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pollFileOrDirectory( File fileOr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setFile( java . io .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setFilter( File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getLoc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PollerEndpoint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